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Le système doit vérifier l'existence du compte bénéficiaire avant le débit, et en cas d'absence, annuler immédiatement la transaction via un rollback de la base de données. Une procédure de recouvrement automatique rembourse ensuite l'expéditeur et génère une alerte pour investigation manuell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9T10:34:56.500638743</meta:creation-date>
    <dc:date>2026-01-29T10:41:53.234300407</dc:date>
    <meta:editing-duration>PT6M57S</meta:editing-duration>
    <meta:editing-cycles>1</meta:editing-cycles>
    <meta:document-statistic meta:table-count="0" meta:image-count="0" meta:object-count="0" meta:page-count="1" meta:paragraph-count="1" meta:word-count="42" meta:character-count="295" meta:non-whitespace-character-count="254"/>
    <meta:generator>LibreOffice/25.2.6.2$Linux_X86_64 LibreOffice_project/520$Build-2</meta:generator>
  </office:meta>
</office:document-meta>
</file>